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ReceiptAdvice-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ReceiptAdvice">
            <text:p>ReceiptAdvice</text:p>
          </table:table-cell>
          <table:table-cell table:style-name="ce8" office:value-type="string" office:string-value="Receipt Advice. Details">
            <text:p>Receipt Advice. Details</text:p>
          </table:table-cell>
          <table:table-cell table:style-name="ce8" office:value-type="string" office:string-value=""/>
          <table:table-cell table:style-name="ce8" office:value-type="string" office:string-value="Receipt Advice">
            <text:p>Receipt Adv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Receipt, Delivery Acknowledgement">
            <text:p>Receipt, Delivery Acknowledgement</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describe the receipt of goods and services.">
            <text:p>A document used to describe the receipt of goods and service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Receipt Advice. UBL Version Identifier. Identifier">
            <text:p>Receipt Advice. UBL Version Identifier. Identifier</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Receipt Advice. Customization Identifier. Identifier">
            <text:p>Receipt Advice. Customization Identifier. Identifier</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Receipt Advice. Profile Identifier. Identifier">
            <text:p>Receipt Advice. Profile Identifier. Identifier</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subset of UBL being used.">
            <text:p>Identifies a user-defined profile of the subset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Receipt Advice. Profile Execution Identifier. Identifier">
            <text:p>Receipt Advice. Profile Execution Identifier. Identifier</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Receipt Advice. Identifier">
            <text:p>Receipt Advice. Identifier</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Receipt Advice. Copy_ Indicator. Indicator">
            <text:p>Receipt Advice. Copy_ Indicator. Indicator</text:p>
          </table:table-cell>
          <table:table-cell table:style-name="ce9" office:value-type="string" office:string-value=""/>
          <table:table-cell office:value-type="string" table:style-name="ce9" office:string-value="Receipt Advice">
            <text:p>Receipt Advic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Receipt Advice. UUID. Identifier">
            <text:p>Receipt Advice. UUID. Identifier</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from GUID to UUID and changed property term">
            <text:p>Change from Previous Version: Changed from GUID to UUID and changed property term</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Receipt Advice. Issue Date. Date">
            <text:p>Receipt Advice. Issue Date. Date</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Receipt Advice. Issue Time. Time">
            <text:p>Receipt Advice. Issue Time. Time</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DocumentStatusCode">
            <text:p>DocumentStatusCode</text:p>
          </table:table-cell>
          <table:table-cell office:value-type="string" table:style-name="ce9" office:string-value="Receipt Advice. Document Status Code. Code">
            <text:p>Receipt Advice. Document Status Code. Code</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Document Status">
            <text:p>Document Status</text:p>
          </table:table-cell>
          <table:table-cell office:value-type="string" table:style-name="ce9" office:string-value="Code">
            <text:p>Code</text:p>
          </table:table-cell>
          <table:table-cell office:value-type="string" table:style-name="ce11" table:formula="of:=IF([.F12]&lt;&gt;&quot;&quot;;CONCATENATE([.F12];&quot; &quot;;[.G12]);[.G12])" office:string-value="Document Status Code">
            <text:p>Document Status Code</text:p>
          </table:table-cell>
          <table:table-cell office:value-type="string" table:style-name="ce9" office:string-value="Code">
            <text:p>Code</text:p>
          </table:table-cell>
          <table:table-cell office:value-type="string" table:style-name="ce9" office:string-value="Document Status">
            <text:p>Document Status</text:p>
          </table:table-cell>
          <table:table-cell office:value-type="string" table:style-name="ce11" table:formula="of:=IF([.J12]&lt;&gt;&quot;&quot;;CONCATENATE([.J12];&quot;_ &quot;;[.I12];&quot;. Type&quot;);CONCATENATE([.I12];&quot;. Type&quot;))" office:string-value="Document Status_ Code. Type">
            <text:p>Document Status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status of the Receipt Advice with respect to its original state. This code may be used if the document precedes the event and is subsequently found to be incorrect and in need of cancellation or revision.">
            <text:p>A code signifying the status of the Receipt Advice with respect to its original state. This code may be used if the document precedes the event and is subsequently found to be incorrect and in need of cancellation or revision.</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ceiptAdviceTypeCode">
            <text:p>ReceiptAdviceTypeCode</text:p>
          </table:table-cell>
          <table:table-cell office:value-type="string" table:style-name="ce9" office:string-value="Receipt Advice. Receipt Advice Type Code. Code">
            <text:p>Receipt Advice. Receipt Advice Type Code. Code</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Receipt Advice Type">
            <text:p>Receipt Advice Type</text:p>
          </table:table-cell>
          <table:table-cell office:value-type="string" table:style-name="ce9" office:string-value="Code">
            <text:p>Code</text:p>
          </table:table-cell>
          <table:table-cell office:value-type="string" table:style-name="ce11" table:formula="of:=IF([.F13]&lt;&gt;&quot;&quot;;CONCATENATE([.F13];&quot; &quot;;[.G13]);[.G13])" office:string-value="Receipt Advice Type Code">
            <text:p>Receipt Advice Type Code</text:p>
          </table:table-cell>
          <table:table-cell office:value-type="string" table:style-name="ce9" office:string-value="Code">
            <text:p>Code</text:p>
          </table:table-cell>
          <table:table-cell office:value-type="string" table:style-name="ce9" office:string-value="Receipt Advice Type">
            <text:p>Receipt Advice Type</text:p>
          </table:table-cell>
          <table:table-cell office:value-type="string" table:style-name="ce11" table:formula="of:=IF([.J13]&lt;&gt;&quot;&quot;;CONCATENATE([.J13];&quot;_ &quot;;[.I13];&quot;. Type&quot;);CONCATENATE([.I13];&quot;. Type&quot;))" office:string-value="Receipt Advice Type_ Code. Type">
            <text:p>Receipt Advice Type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the Receipt Advice.">
            <text:p>A code signifying the type of the Receipt Advi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Receipt Advice. Note. Text">
            <text:p>Receipt Advice. Note. Text</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LineCountNumeric">
            <text:p>LineCountNumeric</text:p>
          </table:table-cell>
          <table:table-cell office:value-type="string" table:style-name="ce9" office:string-value="Receipt Advice. Line Count. Numeric">
            <text:p>Receipt Advice. Line Count. Numeric</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5]&lt;&gt;&quot;&quot;;CONCATENATE([.F15];&quot; &quot;;[.G15]);[.G15])"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5]&lt;&gt;&quot;&quot;;CONCATENATE([.J15];&quot;_ &quot;;[.I15];&quot;. Type&quot;);CONCATENATE([.I15];&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Receipt Lines in this document.">
            <text:p>The number of Receipt Lines in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OrderReference">
            <text:p>OrderReference</text:p>
          </table:table-cell>
          <table:table-cell table:style-name="ce10" office:value-type="string" office:string-value="Receipt Advice. Order Reference">
            <text:p>Receipt Advice. Order Reference</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Order Reference">
            <text:p>Order Reference</text:p>
          </table:table-cell>
          <table:table-cell table:style-name="ce10" office:value-type="string"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Order Reference">
            <text:p>Order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Order associated with this Receipt Advice.">
            <text:p>A reference to an Order associated with this Receipt Advice.</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DespatchDocumentReference">
            <text:p>DespatchDocumentReference</text:p>
          </table:table-cell>
          <table:table-cell table:style-name="ce10" office:value-type="string" office:string-value="Receipt Advice. Despatch_ Document Reference. Document Reference">
            <text:p>Receipt Advice. Despatch_ Document Reference. Document Reference</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Despatch">
            <text:p>Despatch</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dditionalDocumentReference">
            <text:p>AdditionalDocumentReference</text:p>
          </table:table-cell>
          <table:table-cell table:style-name="ce10" office:value-type="string" office:string-value="Receipt Advice. Additional_ Document Reference. Document Reference">
            <text:p>Receipt Advice. Additional_ Document Reference. Document Reference</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ignature">
            <text:p>Signature</text:p>
          </table:table-cell>
          <table:table-cell table:style-name="ce10" office:value-type="string" office:string-value="Receipt Advice. Signature">
            <text:p>Receipt Advice. Signature</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DeliveryCustomerParty">
            <text:p>DeliveryCustomerParty</text:p>
          </table:table-cell>
          <table:table-cell table:style-name="ce10" office:value-type="string" office:string-value="Receipt Advice. Delivery_ Customer Party. Customer Party">
            <text:p>Receipt Advice. Delivery_ Customer Party. Customer Party</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Delivery">
            <text:p>Delivery</text:p>
          </table:table-cell>
          <table:table-cell table:style-name="ce10" office:value-type="string" office:string-value=""/>
          <table:table-cell table:style-name="ce10" office:value-type="string" office:string-value=""/>
          <table:table-cell table:style-name="ce10" table:formula="of:=[.M20]"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customer party.">
            <text:p>The custom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DespatchSupplierParty">
            <text:p>DespatchSupplierParty</text:p>
          </table:table-cell>
          <table:table-cell table:style-name="ce10" office:value-type="string" office:string-value="Receipt Advice. Despatch_ Supplier Party. Supplier Party">
            <text:p>Receipt Advice. Despatch_ Supplier Party. Supplier Party</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Despatch">
            <text:p>Despatch</text:p>
          </table:table-cell>
          <table:table-cell table:style-name="ce10" office:value-type="string" office:string-value=""/>
          <table:table-cell table:style-name="ce10" office:value-type="string" office:string-value=""/>
          <table:table-cell table:style-name="ce10" table:formula="of:=[.M21]"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upplier party.">
            <text:p>The suppli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BuyerCustomerParty">
            <text:p>BuyerCustomerParty</text:p>
          </table:table-cell>
          <table:table-cell table:style-name="ce10" office:value-type="string" office:string-value="Receipt Advice. Buyer_ Customer Party. Customer Party">
            <text:p>Receipt Advice. Buyer_ Customer Party. Customer Party</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ellerSupplierParty">
            <text:p>SellerSupplierParty</text:p>
          </table:table-cell>
          <table:table-cell table:style-name="ce10" office:value-type="string" office:string-value="Receipt Advice. Seller_ Supplier Party. Supplier Party">
            <text:p>Receipt Advice. Seller_ Supplier Party. Supplier Party</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3]"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hipment">
            <text:p>Shipment</text:p>
          </table:table-cell>
          <table:table-cell table:style-name="ce10" office:value-type="string" office:string-value="Receipt Advice. Shipment">
            <text:p>Receipt Advice. Shipment</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Details about the Shipment.">
            <text:p>Details about the Ship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ReceiptLine">
            <text:p>ReceiptLine</text:p>
          </table:table-cell>
          <table:table-cell table:style-name="ce10" office:value-type="string" office:string-value="Receipt Advice. Receipt Line">
            <text:p>Receipt Advice. Receipt Line</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Receipt Line">
            <text:p>Receipt Line</text:p>
          </table:table-cell>
          <table:table-cell table:style-name="ce10" office:value-type="string" office:string-value="Receipt Line">
            <text:p>Receip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Receipt Line">
            <text:p>Receipt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detailing a kind of item received.">
            <text:p>A line detailing a kind of item received.</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